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isRea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ferenceImpl.setCastorValues( Collection _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ferenceImpl.isVal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get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eferenceImpl.getClonedCastorValuesAs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ferenceImpl.getCasto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toString( int ind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ferenc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Preferenc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ferenceImpl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setValues( java . util . List _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